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interceptor</text:p>
          </table:table-cell>
          <table:table-cell office:value-type="string" calcext:value-type="string">
            <text:p>plugin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724" calcext:value-type="float">
            <text:p>17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36" calcext:value-type="float">
            <text:p>1436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989" calcext:value-type="float">
            <text:p>98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59" calcext:value-type="float">
            <text:p>859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40" calcext:value-type="float">
            <text:p>94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89" calcext:value-type="float">
            <text:p>989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77" calcext:value-type="float">
            <text:p>97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963" calcext:value-type="float">
            <text:p>963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16" calcext:value-type="float">
            <text:p>101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MEDIAN([.A2:.A10])" office:value-type="float" office:value="1028" calcext:value-type="float">
            <text:p>1028</text:p>
          </table:table-cell>
          <table:table-cell table:formula="of:=MEDIAN([.B2:.B10])" office:value-type="float" office:value="989" calcext:value-type="float">
            <text:p>989</text:p>
          </table:table-cell>
          <table:table-cell table:formula="of:=MEDIAN([.C2:.C10])" office:value-type="float" office:value="991" calcext:value-type="float">
            <text:p>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1:30:08.506270252</meta:creation-date>
    <dc:date>2022-06-27T11:40:13.931443781</dc:date>
    <meta:editing-duration>PT10M6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